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0DC4BFEAD30DC668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Partecipanti" style:family="table">
      <style:table-properties style:width="17cm" table:align="margins"/>
    </style:style>
    <style:style style:name="TabPartecipanti.A" style:family="table-column">
      <style:table-column-properties style:column-width="5.667cm" style:rel-column-width="21845*"/>
    </style:style>
    <style:style style:name="TabPartecipanti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ahom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ahoma" fo:font-size="10pt" style:font-size-asian="10pt" style:font-size-complex="10pt"/>
    </style:style>
    <style:style style:name="P5" style:family="paragraph" style:parent-style-name="Standard">
      <style:text-properties officeooo:paragraph-rsid="000d78a2"/>
    </style:style>
    <style:style style:name="P6" style:family="paragraph" style:parent-style-name="Standard">
      <style:paragraph-properties fo:break-before="page"/>
      <style:text-properties officeooo:paragraph-rsid="000d78a2"/>
    </style:style>
    <style:style style:name="T1" style:family="text">
      <style:text-properties officeooo:rsid="000d78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zione3">
        <text:p text:style-name="Standard">[#list documentRoot.seduta as s]</text:p>
      </text:section>
      <text:p text:style-name="Standard"/>
      <text:p text:style-name="P1">VERBALE DELLA SEDUTA DEL ${s.DATA_SEDUTA}</text:p>
      <text:p text:style-name="Standard"/>
      <text:p text:style-name="P1">${s.TIPO_SEDUTA}</text:p>
      <text:p text:style-name="Standard">[#list documentRoot.partecipanti as p]</text:p>
      <table:table table:name="TabPartecipanti" table:style-name="TabPartecipanti">
        <table:table-column table:style-name="TabPartecipanti.A" table:number-columns-repeated="3"/>
        <table:table-row>
          <table:table-cell table:style-name="TabPartecipanti.A1" office:value-type="string">
            <text:p text:style-name="P4">${p.PARTECIPANTE}</text:p>
          </table:table-cell>
          <table:table-cell table:style-name="TabPartecipanti.A1" office:value-type="string">
            <text:p text:style-name="P4">${p.RUOLO}</text:p>
          </table:table-cell>
          <table:table-cell table:style-name="TabPartecipanti.A1" office:value-type="string">
            <text:p text:style-name="P4">${p.PRESENTE_ASSENTE}</text:p>
          </table:table-cell>
        </table:table-row>
      </table:table>
      <text:p text:style-name="P2">[/#list]</text:p>
      <text:p text:style-name="P2"/>
      <text:p text:style-name="P2">Svolge le funzioni di Segretario ${s.SEGRETARIO}</text:p>
      <text:p text:style-name="P2">Assume la presidenza <text:s/>${s.PRESIDENTE}</text:p>
      <text:p text:style-name="Standard">[/#list]</text:p>
      <text:p text:style-name="Standard"/>
      <text:p text:style-name="P3">ELENCO PROPOSTE DISCUSSE</text:p>
      <text:p text:style-name="Standard"/>
      <text:p text:style-name="P5">[#list documentRoot.proposte as p]<text:line-break/>Delibera n. ${p.N_DELIBERA}: ${p.OGGETTO_PROPOSTA}<text:line-break/>${p.TESTO_PROPOSTA}<text:span text:style-name="T1"><text:line-break/></text:span></text:p>
      <text:p text:style-name="P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1"><draw:image xlink:href="Pictures/100002000000013D000000660DC4BFEAD30DC668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7-11-09T17:43:16.769000000</dc:date>
    <meta:editing-duration>PT1H33M38S</meta:editing-duration>
    <meta:editing-cycles>47</meta:editing-cycles>
    <meta:generator>LibreOffice/5.3.2.2$Windows_x86 LibreOffice_project/6cd4f1ef626f15116896b1d8e1398b56da0d0ee1</meta:generator>
    <meta:document-statistic meta:table-count="1" meta:image-count="1" meta:object-count="0" meta:page-count="2" meta:paragraph-count="14" meta:word-count="42" meta:character-count="414" meta:non-whitespace-character-count="384"/>
  </office:meta>
</office:document-meta>
</file>